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1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2" style:family="paragraph" style:parent-style-name="Text_20_body">
      <style:text-properties style:language-asian="zh" style:country-asian="TW"/>
    </style:style>
    <style:style style:name="P13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fo:font-weight="bold" style:language-asian="zh" style:country-asian="TW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Checkbox</text:h>
      <text:p text:style-name="P12"><text:span text:style-name="Source_20_Text">Checkbox </text:span>is composed of HTML Input element.</text:p>
      <text:p text:style-name="Text_20_body"><text:s/><text:span text:style-name="T4">S</text:span><text:span text:style-name="T3">ource</text:span>:</text:p>
      <text:list text:style-name="L1">
        <text:list-item>
          <text:p text:style-name="P15"><text:a xlink:type="simple" xlink:href="http://zk1.svn.sourceforge.net/viewvc/zk1/branches/3.5/zul/src/archive/web/zul/css/norm.css.dsp?view=markup">The CSS source of Checkbox from SVN</text:a></text:p>
        </text:list-item>
      </text:list>
      <text:h text:style-name="Heading_20_3" text:outline-level="3">Mold: Default</text:h>
      <text:p text:style-name="P11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x="7.368cm" svg:y="0.501cm" svg:width="2.05cm" svg:height="0.817cm" draw:z-index="0"><draw:image xlink:href="../images/check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8.44cm" svg:height="2.487cm" draw:z-index="1"><draw:image xlink:href="../images/checkbox2.jpg" xlink:type="simple" xlink:show="embed" xlink:actuate="onLoad"/></draw:frame></text:p>
          </table:table-cell>
        </table:table-row>
      </table:table>
      <text:p text:style-name="P8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check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1"><text:tab/></text:p>
      <text:p text:style-name="P7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Class Name</text:p>
          </table:table-cell>
          <table:table-cell table:style-name="Table3.A1" office:value-type="string">
            <text:p text:style-name="P10">Description</text:p>
          </table:table-cell>
          <table:table-cell table:style-name="Table3.C1" office:value-type="string">
            <text:p text:style-name="P10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z-</text:span></text:span><text:span text:style-name="Source_20_Text"><text:span text:style-name="T2">checkbox</text:span></text:span><text:span text:style-name="Source_20_Text"><text:span text:style-name="T1">-cnt</text:span></text:span></text:p>
          </table:table-cell>
          <table:table-cell table:style-name="Table3.B2" office:value-type="string">
            <text:p text:style-name="P3">Font size</text:p>
          </table:table-cell>
          <table:table-cell table:style-name="Table3.C2" office:value-type="string">
            <text:p text:style-name="P14">font-family: <text:span text:style-name="T5">${fontFamilyC}</text:span>; font-size: <text:span text:style-name="T5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7T11:04:20</dc:date>
    <meta:editing-cycles>24</meta:editing-cycles>
    <meta:editing-duration>PT4H41M19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7" meta:word-count="61" meta:character-count="392"/>
  </office:meta>
</office:document-meta>
</file>